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3.9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ff99"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fo:background-color="#ff9900"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8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GRADOS</text:p>
          </table:table-cell>
          <table:table-cell table:style-name="ce3" office:value-type="string" calcext:value-type="string">
            <text:p>DIENTES CREMALLERA</text:p>
          </table:table-cell>
          <table:table-cell table:style-name="ce3" office:value-type="string" calcext:value-type="string">
            <text:p>RATIO REDUCTORA</text:p>
          </table:table-cell>
          <table:table-cell table:style-name="ce3" office:value-type="string" calcext:value-type="string">
            <text:p>PASOS VUELTA MOTOR</text:p>
          </table:table-cell>
          <table:table-cell table:style-name="ce3" office:value-type="string" calcext:value-type="string">
            <text:p>DIENTES PIÑON</text:p>
          </table:table-cell>
          <table:table-cell table:style-name="ce4" office:value-type="string" calcext:value-type="string">
            <text:p>PASOS</text:p>
          </table:table-cell>
          <table:table-cell table:number-columns-repeated="2"/>
        </table:table-row>
        <table:table-row table:style-name="ro1">
          <table:table-cell table:style-name="ce2" office:value-type="float" office:value="359" calcext:value-type="float">
            <text:p>359</text:p>
          </table:table-cell>
          <table:table-cell table:style-name="ce2" office:value-type="float" office:value="880" calcext:value-type="float">
            <text:p>88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([.B4]*[.C4]*[.D4]*[.A4])/([.E4]*360)" office:value-type="float" office:value="140408.888888889" calcext:value-type="float">
            <text:p>140408,888888889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PASOS</text:p>
          </table:table-cell>
          <table:table-cell table:style-name="ce3" office:value-type="string" calcext:value-type="string">
            <text:p>DIENTES CREMALLERA</text:p>
          </table:table-cell>
          <table:table-cell table:style-name="ce3" office:value-type="string" calcext:value-type="string">
            <text:p>RATIO REDUCTORA</text:p>
          </table:table-cell>
          <table:table-cell table:style-name="ce3" office:value-type="string" calcext:value-type="string">
            <text:p>PASOS VUELTA MOTOR</text:p>
          </table:table-cell>
          <table:table-cell table:style-name="ce3" office:value-type="string" calcext:value-type="string">
            <text:p>DIENTES PIÑON</text:p>
          </table:table-cell>
          <table:table-cell table:style-name="ce4" office:value-type="string" calcext:value-type="string">
            <text:p>GRADOS</text:p>
          </table:table-cell>
          <table:table-cell table:number-columns-repeated="2"/>
        </table:table-row>
        <table:table-row table:style-name="ro1">
          <table:table-cell table:style-name="ce2" office:value-type="float" office:value="136107" calcext:value-type="float">
            <text:p>136107</text:p>
          </table:table-cell>
          <table:table-cell table:style-name="ce2" office:value-type="float" office:value="880" calcext:value-type="float">
            <text:p>88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([.A7]*[.E7]*360)/([.B7]*[.C7]*[.D7])" office:value-type="float" office:value="348.000852272727" calcext:value-type="float">
            <text:p>348,00085227272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0">00/00/0000</text:date>, <text:time style:data-style-name="N2" text:time-value="18:29:02.455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8T11:32:10.773000000</meta:creation-date>
    <dc:date>2019-03-20T20:10:38.624000000</dc:date>
    <meta:editing-duration>PT23M4S</meta:editing-duration>
    <meta:editing-cycles>3</meta:editing-cycles>
    <meta:generator>LibreOffice/6.2.0.3$Windows_X86_64 LibreOffice_project/98c6a8a1c6c7b144ce3cc729e34964b47ce25d62</meta:generator>
    <meta:document-statistic meta:table-count="1" meta:cell-count="24" meta:object-count="0"/>
  </office:meta>
</office:document-meta>
</file>